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 1</text:p>
          </table:table-cell>
        </table:table-row>
        <table:table-row table:style-name="ro1">
          <table:table-cell office:value-type="string" calcext:value-type="string">
            <text:p>Abdullah</text:p>
          </table:table-cell>
          <table:table-cell office:value-type="string" calcext:value-type="string">
            <text:p>Alotaibi</text:p>
          </table:table-cell>
          <table:table-cell office:value-type="string" calcext:value-type="string">
            <text:p>aalotaib@poets.whittier.edu</text:p>
          </table:table-cell>
          <table:table-cell table:formula="of:=0/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table:formula="of:=15.75/16" office:value-type="float" office:value="0.984375" calcext:value-type="float">
            <text:p>0.984375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table:formula="of:=14/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string" calcext:value-type="string">
            <text:p>Fallatah</text:p>
          </table:table-cell>
          <table:table-cell office:value-type="string" calcext:value-type="string">
            <text:p>afallata@poets.whittier.edu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table:formula="of:=15.5/16" office:value-type="float" office:value="0.96875" calcext:value-type="float">
            <text:p>0.96875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formula="of:=14/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formula="of:=13/16"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table:formula="of:=13/16"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Piner</text:p>
          </table:table-cell>
          <table:table-cell office:value-type="string" calcext:value-type="string">
            <text:p>lpiner@poets.whittier.edu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iva</text:p>
          </table:table-cell>
          <table:table-cell office:value-type="string" calcext:value-type="string">
            <text:p>Piner</text:p>
          </table:table-cell>
          <table:table-cell office:value-type="string" calcext:value-type="string">
            <text:p>vpiner@poets.whittier.edu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formula="of:=12/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table:formula="of:=13.5/16" office:value-type="float" office:value="0.84375" calcext:value-type="float">
            <text:p>0.84375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table:formula="of:=15.5/16" office:value-type="float" office:value="0.96875" calcext:value-type="float">
            <text:p>0.96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09-16">00/00/0000</text:date>, <text:time style:data-style-name="N2" text:time-value="12:24:11.180664818">00:00:00</text:time><text:s/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1.2$Linux_X86_64 LibreOffice_project/20$Build-2</meta:generator>
    <meta:initial-creator>Jordan Hanson</meta:initial-creator>
    <meta:creation-date>2021-09-16T12:21:46</meta:creation-date>
    <dc:date>2021-09-16T17:05:09.479485227</dc:date>
    <meta:editing-duration>PT4H40M53S</meta:editing-duration>
    <meta:editing-cycles>16</meta:editing-cycles>
    <meta:document-statistic meta:table-count="1" meta:cell-count="68" meta:object-count="0"/>
  </office:meta>
</office:document-meta>
</file>